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cc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ccffcc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cc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0099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fill="solid" draw:fill-color="#99ff66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993366" draw:textarea-horizontal-align="justify" draw:textarea-vertical-align="middle" draw:auto-grow-height="false"/>
    </style:style>
    <style:style style:name="gr12" style:family="graphic" style:parent-style-name="objectwithoutfill">
      <style:graphic-properties svg:stroke-color="#c5000b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660066" draw:marker-end="Arrow" draw:marker-end-width="0.3cm" draw:fill="none" draw:textarea-vertical-align="middle"/>
    </style:style>
    <style:style style:name="gr14" style:family="graphic" style:parent-style-name="standard">
      <style:graphic-properties svg:stroke-color="#660066" draw:fill="solid" draw:fill-color="#99ff66" draw:textarea-horizontal-align="justify" draw:textarea-vertical-align="middle" draw:auto-grow-height="false"/>
    </style:style>
    <style:style style:name="gr15" style:family="graphic" style:parent-style-name="objectwithoutfill">
      <style:graphic-properties svg:stroke-color="#579d1c" draw:marker-end="Arrow" draw:marker-end-width="0.3cm" draw:fill="none" draw:textarea-vertical-align="middle"/>
    </style:style>
    <style:style style:name="gr16" style:family="graphic" style:parent-style-name="objectwithoutfill">
      <style:graphic-properties svg:stroke-color="#ff3333" draw:marker-end="Arrow" draw:marker-end-width="0.3cm" draw:fill="none" draw:fill-color="#ff3333" draw:textarea-vertical-align="middle"/>
    </style:style>
    <style:style style:name="gr17" style:family="graphic" style:parent-style-name="objectwithoutfill">
      <style:graphic-properties svg:stroke-color="#579d1c" draw:marker-end="Arrow" draw:marker-end-width="0.3cm" draw:fill="none" draw:fill-color="#ff3333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8cm" svg:height="5.3cm" svg:x="0.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9cm" svg:height="14.6cm" svg:x="0.4cm" svg:y="6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.9cm" svg:height="6.1cm" svg:x="0.5cm" svg:y="22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1.3cm" svg:x="8.1cm" svg:y="24.5cm">
          <text:p text:style-name="P1">Shrimp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4cm" svg:height="1.4cm" svg:x="1.4cm" svg:y="27cm">
          <text:p text:style-name="P1">Motor Controller</text:p>
          <text:p text:style-name="P1">PWM x4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6cm" svg:height="1.6cm" svg:x="14.2cm" svg:y="26.9cm">
          <text:p text:style-name="P1">Lighting controller</text:p>
          <text:p text:style-name="P1">PWM x4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5cm" svg:height="1.7cm" svg:x="10.9cm" svg:y="15.7cm">
          <text:p text:style-name="P1">RPi2<text:line-break/>(brain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cm" svg:height="1.7cm" svg:x="0.87cm" svg:y="3.639cm">
          <text:p text:style-name="P1">Pi c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6cm" svg:height="1.3cm" svg:x="1.1cm" svg:y="15.7cm">
          <text:p text:style-name="P1">Sound card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0.2cm" svg:y1="25.8cm" svg:x2="6.8cm" svg:y2="27cm">
          <text:p/>
        </draw:line>
        <draw:line draw:style-name="gr7" draw:text-style-name="P1" draw:layer="layout" svg:x1="10.2cm" svg:y1="25.8cm" svg:x2="14.2cm" svg:y2="27cm">
          <text:p/>
        </draw:line>
        <draw:custom-shape draw:style-name="gr4" draw:text-style-name="P1" draw:layer="layout" svg:width="4cm" svg:height="1.5cm" svg:x="11.5cm" svg:y="12.9cm">
          <text:p text:style-name="P1">Arduin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3cm" svg:height="2.9cm" svg:x="14.7cm" svg:y="8.7cm">
          <text:p text:style-name="P1">SERVOS<text:line-break/>Plunger | Gun | <text:line-break/>Eyestalk | Turre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1cm" svg:height="1cm" svg:x="8.6cm" svg:y="1.4cm">
          <text:p text:style-name="P1">Dome lights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4.5cm" svg:y1="12.9cm" svg:x2="17.4cm" svg:y2="11.6cm">
          <text:p/>
        </draw:line>
        <draw:line draw:style-name="gr7" draw:text-style-name="P1" draw:layer="layout" svg:x1="13.6cm" svg:y1="12.8cm" svg:x2="10.7cm" svg:y2="2.5cm">
          <text:p/>
        </draw:line>
        <draw:custom-shape draw:style-name="gr5" draw:text-style-name="P1" draw:layer="layout" svg:width="4.8cm" svg:height="1.2cm" svg:x="0.9cm" svg:y="2.3cm">
          <text:p text:style-name="P1">Eyestalk lights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2.3cm" svg:y1="12.8cm" svg:x2="5.7cm" svg:y2="3.5cm">
          <text:p/>
        </draw:line>
        <draw:custom-shape draw:style-name="gr5" draw:text-style-name="P1" draw:layer="layout" svg:width="3.9cm" svg:height="1.4cm" svg:x="1.1cm" svg:y="19.3cm">
          <text:p text:style-name="P1">Radio Mic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2.8cm" svg:y1="19.3cm" svg:x2="2.8cm" svg:y2="17cm">
          <text:p/>
        </draw:line>
        <draw:line draw:style-name="gr8" draw:text-style-name="P1" draw:layer="layout" svg:x1="9.2cm" svg:y1="16.1cm" svg:x2="10.9cm" svg:y2="16.4cm">
          <text:p/>
        </draw:line>
        <draw:line draw:style-name="gr8" draw:text-style-name="P1" draw:layer="layout" svg:x1="13.5cm" svg:y1="14.4cm" svg:x2="12.9cm" svg:y2="15.7cm">
          <text:p/>
        </draw:line>
        <draw:line draw:style-name="gr8" draw:text-style-name="P1" draw:layer="layout" svg:x1="7.9cm" svg:y1="17.3cm" svg:x2="10.1cm" svg:y2="24.5cm">
          <text:p/>
        </draw:line>
        <draw:line draw:style-name="gr7" draw:text-style-name="P1" draw:layer="layout" svg:x1="3.8cm" svg:y1="5.4cm" svg:x2="11cm" svg:y2="15.8cm">
          <text:p/>
        </draw:line>
        <draw:custom-shape draw:style-name="gr5" draw:text-style-name="P1" draw:layer="layout" svg:width="3.2cm" svg:height="1.3cm" svg:x="1.3cm" svg:y="13.2cm">
          <text:p text:style-name="P1">Amp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1.2cm" svg:x="1.1cm" svg:y="10.6cm">
          <text:p text:style-name="P1">Speakers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2.9cm" svg:y1="15.7cm" svg:x2="2.9cm" svg:y2="14.5cm">
          <text:p/>
        </draw:line>
        <draw:line draw:style-name="gr7" draw:text-style-name="P1" draw:layer="layout" svg:x1="2.8cm" svg:y1="13.2cm" svg:x2="2.8cm" svg:y2="11.8cm">
          <text:p/>
        </draw:line>
        <draw:custom-shape draw:style-name="gr5" draw:text-style-name="P1" draw:layer="layout" svg:width="5.8cm" svg:height="1.2cm" svg:x="13.4cm" svg:y="23.7cm">
          <text:p text:style-name="P1">Proximity Sensors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3.4cm" svg:y1="24.3cm" svg:x2="12.2cm" svg:y2="25.2cm">
          <text:p/>
        </draw:line>
        <draw:custom-shape draw:style-name="gr4" draw:text-style-name="P1" draw:layer="layout" svg:width="2.8cm" svg:height="1.4cm" svg:x="9.3cm" svg:y="19.2cm">
          <text:p text:style-name="P1">Wifi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9.2cm" svg:y1="17.3cm" svg:x2="10.7cm" svg:y2="19.2cm">
          <text:p/>
        </draw:line>
        <draw:custom-shape draw:style-name="gr9" draw:text-style-name="P1" draw:layer="layout" svg:width="2.2cm" svg:height="1.1cm" svg:x="6.3cm" svg:y="8.1cm">
          <text:p text:style-name="P1">12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.9cm" svg:height="1.5cm" svg:x="8.8cm" svg:y="11.2cm">
          <text:p text:style-name="P1">5V re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8cm" svg:height="1.1cm" svg:x="9.2cm" svg:y="27cm">
          <text:p text:style-name="P1">24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8cm" svg:height="1cm" svg:x="1.1cm" svg:y="8.3cm">
          <text:p text:style-name="P1">Bluetooth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6cm" svg:height="2.2cm" svg:x="6.6cm" svg:y="15.1cm">
          <text:p text:style-name="P1">USB<text:line-break/>Hub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7cm" svg:y1="16.3cm" svg:x2="6.6cm" svg:y2="16cm">
          <text:p/>
        </draw:line>
        <draw:line draw:style-name="gr8" draw:text-style-name="P1" draw:layer="layout" svg:x1="4.9cm" svg:y1="9.4cm" svg:x2="7.9cm" svg:y2="15.1cm">
          <text:p/>
        </draw:line>
        <draw:line draw:style-name="gr12" draw:text-style-name="P1" draw:layer="layout" svg:x1="10.4cm" svg:y1="12.7cm" svg:x2="11.5cm" svg:y2="15.6cm">
          <text:p/>
        </draw:line>
        <draw:line draw:style-name="gr12" draw:text-style-name="P1" draw:layer="layout" svg:x1="9.5cm" svg:y1="12.5cm" svg:x2="9.2cm" svg:y2="15.1cm">
          <text:p/>
        </draw:line>
        <draw:line draw:style-name="gr12" draw:text-style-name="P1" draw:layer="layout" svg:x1="7.6cm" svg:y1="17.3cm" svg:x2="9.8cm" svg:y2="24.5cm">
          <text:p/>
        </draw:line>
        <draw:line draw:style-name="gr13" draw:text-style-name="P1" draw:layer="layout" svg:x1="9.2cm" svg:y1="27.6cm" svg:x2="6.9cm" svg:y2="27.7cm">
          <text:p/>
        </draw:line>
        <draw:line draw:style-name="gr13" draw:text-style-name="P1" draw:layer="layout" svg:x1="11cm" svg:y1="27.6cm" svg:x2="14.2cm" svg:y2="27.6cm">
          <text:p/>
        </draw:line>
        <draw:custom-shape draw:style-name="gr14" draw:text-style-name="P1" draw:layer="layout" svg:width="5.2cm" svg:height="2.1cm" svg:x="2.4cm" svg:y="23.2cm">
          <text:p text:style-name="P1">12V Regulator</text:p>
          <text:p text:style-name="P1">10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9.4cm" svg:y1="27.2cm" svg:x2="6.1cm" svg:y2="25.2cm">
          <text:p/>
        </draw:line>
        <draw:line draw:style-name="gr15" draw:text-style-name="P1" draw:layer="layout" svg:x1="5.2cm" svg:y1="23.2cm" svg:x2="7.3cm" svg:y2="9.2cm">
          <text:p/>
        </draw:line>
        <draw:line draw:style-name="gr15" draw:text-style-name="P1" draw:layer="layout" svg:x1="7.9cm" svg:y1="8.1cm" svg:x2="8.6cm" svg:y2="7.5cm">
          <text:p/>
        </draw:line>
        <draw:line draw:style-name="gr15" draw:text-style-name="P1" draw:layer="layout" svg:x1="8.3cm" svg:y1="8.3cm" svg:x2="12.2cm" svg:y2="7.7cm">
          <text:p/>
        </draw:line>
        <draw:line draw:style-name="gr15" draw:text-style-name="P1" draw:layer="layout" svg:x1="8.5cm" svg:y1="8.6cm" svg:x2="14.7cm" svg:y2="9.8cm">
          <text:p/>
        </draw:line>
        <draw:line draw:style-name="gr16" draw:text-style-name="P1" draw:layer="layout" svg:x1="13.3cm" svg:y1="15.6cm" svg:x2="13.8cm" svg:y2="14.4cm">
          <text:p/>
        </draw:line>
        <draw:line draw:style-name="gr17" draw:text-style-name="P1" draw:layer="layout" svg:x1="8.2cm" svg:y1="9.1cm" svg:x2="9.6cm" svg:y2="11.3cm">
          <text:p/>
        </draw:line>
        <draw:line draw:style-name="gr17" draw:text-style-name="P1" draw:layer="layout" svg:x1="6.2cm" svg:y1="8.8cm" svg:x2="4.5cm" svg:y2="13.2cm">
          <text:p/>
        </draw:line>
        <draw:line draw:style-name="gr17" draw:text-style-name="P1" draw:layer="layout" svg:x1="6.8cm" svg:y1="9.2cm" svg:x2="5cm" svg:y2="19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7T20:50:16.548560000</meta:creation-date>
    <dc:date>2015-04-07T23:16:47.204179000</dc:date>
    <meta:editing-duration>PT2H11M12S</meta:editing-duration>
    <meta:editing-cycles>16</meta:editing-cycles>
    <meta:generator>LibreOffice/4.2.2.1$MacOSX_X86_64 LibreOffice_project/3be8cda0bddd8e430d8cda1ebfd581265cca5a0f</meta:generator>
    <meta:document-statistic meta:object-count="54"/>
  </office:meta>
</office:document-meta>
</file>